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Heading_20_2">
      <style:text-properties style:font-name="Arial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orizontal_20_Line">
      <style:text-properties style:font-name="Arial"/>
    </style:style>
    <style:style style:name="T1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ug Report for ENSEK Sample API</text:h>
      <text:p text:style-name="P2">Bug 1:</text:p>
      <text:p text:style-name="P1"><text:span text:style-name="T1">What Happened</text:span></text:p>
      <text:p text:style-name="P1">Upon attempting to reset the test data via the API endpoint `/ENSEK/reset`, I received a HTTP error 401 Forbidden when sending a valid GET request</text:p>
      <text:h text:style-name="P4" text:outline-level="2">Expected Outcome</text:h>
      <text:p text:style-name="P1">Upon clicking sending a valid GET request, I expected to receive a HTTP response of 200 OK</text:p>
      <text:h text:style-name="P4" text:outline-level="2">Actual Outcome</text:h>
      <text:p text:style-name="P1">Upon clicking sending a valid GET request, I received a HTTP response of 401 Forbidden</text:p>
      <text:p text:style-name="P6"/>
      <text:p text:style-name="P3"><text:span text:style-name="T2">Bug 2:</text:span></text:p>
      <text:p text:style-name="P1"><text:span text:style-name="T1">What Happened</text:span></text:p>
      <text:p text:style-name="P1">Upon attempting to purchase one (1) unit of nuclear fuel via the API endpoint `/ENSEK/buy/{id}/{quantity}` when sending a valid PUT request I received an invalid response message stating that there wasn't any Nuclear fuel to buy.</text:p>
      <text:h text:style-name="P4" text:outline-level="2">Expected Outcome</text:h>
      <text:p text:style-name="P1">Upon clicking sending a valid PUT request, I expected to receive a HTTP response of 200 OK and a correct response message saying that my order request has been made and been provided an order-id.</text:p>
      <text:h text:style-name="P4" text:outline-level="2">Actual Outcome</text:h>
      <text:p text:style-name="P1">Upon clicking sending a valid GET request, I received a HTTP response of 200, but with an error message stating “There is no nuclear fuel to purchase!”; This is unexpected and I don't know what to do with it.</text:p>
      <text:p text:style-name="P6"/>
      <text:p text:style-name="P3"><text:span text:style-name="T2">Bug 3:</text:span></text:p>
      <text:p text:style-name="P1"><text:span text:style-name="T1">What Happened</text:span></text:p>
      <text:p text:style-name="P1">Upon attempting to verify that all four (4) different types of energy units have been purchased one (1) unit of nuclear fuel via the API endpoint `/ENSEK/orders` when sending a valid GET request, I instead received only 3 different types instead.</text:p>
      <text:h text:style-name="P4" text:outline-level="2">Expected Outcome</text:h>
      <text:p text:style-name="P1">Upon clicking sending a valid GET request, I expected to receive a HTTP response of 200 OK and, upon inspecting the returned data; seen that there were four (4) orders placed today.</text:p>
      <text:h text:style-name="P4" text:outline-level="2"><text:soft-page-break/>Actual Outcome</text:h>
      <text:p text:style-name="P1">Upon clicking sending a valid GET request, I received a HTTP response of 200 OK however, upon inspecting the returned data; I saw that there were only three (3) orders placed today.</text:p>
      <text:p text:style-name="P1"/>
      <text:p text:style-name="P1">This is likely because of the failure to purchase any Nuclear Fuel</text:p>
      <text:p text:style-name="P1"/>
      <text:p text:style-name="P6"/>
      <text:p text:style-name="P3"><text:span text:style-name="T2">Bug 4:</text:span></text:p>
      <text:p text:style-name="P1"><text:span text:style-name="T1">What Happened</text:span></text:p>
      <text:p text:style-name="P1">Upon attempting to verify the total number or orders made before today's date via the API endpoint `/ENSEK/orders` when sending a valid GET request, I instead received only 3 different types instead</text:p>
      <text:h text:style-name="P4" text:outline-level="2">Expected Outcome</text:h>
      <text:p text:style-name="P1">Upon clicking sending a valid GET request, I expected to receive a HTTP response of 200 OK and, upon inspecting the returned data; seen that there were four (4) more orders placed in total and thus; verify that the total number of orders was four (4) less than the actual result.</text:p>
      <text:h text:style-name="P4" text:outline-level="2">Actual Outcome</text:h>
      <text:p text:style-name="P1">Upon clicking sending a valid GET request, I instead received a HTTP response of 200 OK and, upon inspecting the returned data; have seen that there were three (3) more orders placed in total and thus; could not verify that the total number of orders was four (4) less than the actual result.</text:p>
      <text:p text:style-name="P1"/>
      <text:p text:style-name="P1">This is likely because of the failure to purchase any Nuclear Fue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2f3a4f" style:text-outline="false" style:text-line-through-style="none" style:font-name="Lucida Sans" fo:font-size="28pt" fo:letter-spacing="normal" fo:font-style="normal" fo:text-shadow="none" style:text-underline-style="none" fo:font-weight="normal" style:letter-kerning="true" style:font-name-asian="Lucida Sans" style:font-size-asian="28pt" style:font-style-asian="normal" style:font-weight-asian="normal" style:font-name-complex="Lucida Sans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18pt" style:font-size-asian="18pt" style:font-size-complex="18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line-height="90%" fo:text-align="start" style:justify-single-word="false" style:text-autospace="none" style:writing-mode="lr-tb"/>
      <style:text-properties fo:color="#162c4e" style:text-outline="false" style:text-line-through-style="none" style:font-name="Arial1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line-height="90%" fo:text-align="start" style:justify-single-word="false" style:text-autospace="none" style:writing-mode="lr-tb"/>
      <style:text-properties fo:color="#162c4e" style:text-outline="false" style:text-line-through-style="none" style:font-name="Arial1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2f3a4f" style:text-outline="false" style:text-line-through-style="none" style:font-name="Lucida Sans" fo:font-size="28pt" fo:letter-spacing="normal" fo:font-style="normal" fo:text-shadow="none" style:text-underline-style="none" fo:font-weight="normal" style:letter-kerning="true" style:font-name-asian="Lucida Sans" style:font-size-asian="28pt" style:font-style-asian="normal" style:font-weight-asian="normal" style:font-name-complex="Lucida Sans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0pt" style:font-size-asian="20pt" style:font-size-complex="20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18pt" style:font-size-asian="18pt" style:font-size-complex="18pt"/>
    </style:style>
    <style:style style:name="Outline_20_4" style:display-name="Outline 4" style:family="paragraph" style:parent-style-name="Outline_20_3">
      <style:paragraph-properties fo:margin-top="0cm" fo:margin-bottom="0.199cm"/>
    </style:style>
    <style:style style:name="Outline_20_5" style:display-name="Outline 5" style:family="paragraph" style:parent-style-name="Outline_20_4">
      <style:paragraph-properties fo:margin-top="0cm" fo:margin-bottom="0.101cm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1_7e_LT_7e_Gliederung_20_1" style:display-name="Default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2f3a4f" style:text-outline="false" style:text-line-through-style="none" style:font-name="Lucida Sans" fo:font-size="28pt" fo:letter-spacing="normal" fo:font-style="normal" fo:text-shadow="none" style:text-underline-style="none" fo:font-weight="normal" style:letter-kerning="true" style:font-name-asian="Lucida Sans" style:font-size-asian="28pt" style:font-style-asian="normal" style:font-weight-asian="normal" style:font-name-complex="Lucida Sans" style:font-size-complex="28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0pt" style:font-size-asian="20pt" style:font-size-complex="20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18pt" style:font-size-asian="18pt" style:font-size-complex="18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  <style:text-properties fo:font-size="20pt" style:font-size-asian="20pt" style:font-size-complex="20pt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line-height="90%" fo:text-align="start" style:justify-single-word="false" style:text-autospace="none" style:writing-mode="lr-tb"/>
      <style:text-properties fo:color="#162c4e" style:text-outline="false" style:text-line-through-style="none" style:font-name="Arial1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99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Levene</meta:initial-creator>
    <meta:creation-date>2024-11-06T21:07:15.59</meta:creation-date>
    <dc:date>2024-11-07T00:34:28.63</dc:date>
    <dc:creator>Sam Levene</dc:creator>
    <meta:editing-duration>PT41M12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31" meta:word-count="470" meta:character-count="2690"/>
  </office:meta>
</office:document-meta>
</file>